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pelServerConnector.setProcessStore( ProcessStore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ServerConnector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ServerConnector.setPort( int connector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ServerConnector.BpelServerConn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pelServerConnector.setBpelServer( BpelServer 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ServerConnector.setId( String connecto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ServerConnector.sta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